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104in"/>
    </style:style>
    <style:style style:name="Table1.B" style:family="table-column">
      <style:table-column-properties style:column-width="5.0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Preformatted_20_Text" style:list-style-name="L2">
      <style:paragraph-properties fo:margin-top="0in" fo:margin-bottom="0.1965in" style:contextual-spacing="false"/>
    </style:style>
    <style:style style:name="P5" style:family="paragraph" style:parent-style-name="Text_20_body" style:list-style-name="L3"/>
    <style:style style:name="P6" style:family="paragraph" style:parent-style-name="Preformatted_20_Text" style:list-style-name="L3">
      <style:paragraph-properties fo:margin-top="0in" fo:margin-bottom="0.1965in" style:contextual-spacing="false"/>
    </style:style>
    <style:style style:name="P7" style:family="paragraph" style:parent-style-name="Text_20_body" style:list-style-name="L4"/>
    <style:style style:name="P8" style:family="paragraph" style:parent-style-name="Preformatted_20_Text" style:list-style-name="L4">
      <style:paragraph-properties fo:margin-top="0in" fo:margin-bottom="0.1965in" style:contextual-spacing="false"/>
    </style:style>
    <style:style style:name="P9" style:family="paragraph" style:parent-style-name="Text_20_body" style:list-style-name="L5"/>
    <style:style style:name="P10" style:family="paragraph" style:parent-style-name="Preformatted_20_Text" style:list-style-name="L5"/>
    <style:style style:name="P11" style:family="paragraph" style:parent-style-name="Preformatted_20_Text" style:list-style-name="L5">
      <style:paragraph-properties fo:margin-top="0in" fo:margin-bottom="0.1965in" style:contextual-spacing="false"/>
    </style:style>
    <style:style style:name="P12" style:family="paragraph" style:parent-style-name="Preformatted_20_Text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nthly Maintenance Guide for Your Case of the Month Quiz</text:span> 🚀</text:h>
      <text:p text:style-name="Horizontal_20_Line"/>
      <text:h text:style-name="Heading_20_2" text:outline-level="2"><text:span text:style-name="Strong_20_Emphasis">1️⃣ Update the Quiz Images</text:span></text:h>
      <text:h text:style-name="Heading_20_3" text:outline-level="3"><text:span text:style-name="Strong_20_Emphasis">Steps to Add New Images</text:span></text:h>
      <text:list text:style-name="L1">
        <text:list-item>
          <text:p text:style-name="P1"><text:span text:style-name="Strong_20_Emphasis">Locate the images folder</text:span></text:p>
          <text:list>
            <text:list-item>
              <text:p text:style-name="P1">Your images are stored in:</text:p>
              <text:p text:style-name="P2"><text:span text:style-name="Source_20_Text">/Users/jessewoodard/Desktop/quiz-website/public/images</text:span></text:p>
            </text:list-item>
          </text:list>
        </text:list-item>
        <text:list-item>
          <text:p text:style-name="P1"><text:span text:style-name="Strong_20_Emphasis">Replace the old images</text:span></text:p>
          <text:list>
            <text:list-item>
              <text:p text:style-name="P1">Delete the previous quiz images.</text:p>
            </text:list-item>
            <text:list-item>
              <text:p text:style-name="P1">Add the new images <text:span text:style-name="Strong_20_Emphasis">with the same filenames</text:span> (e.g., <text:span text:style-name="Source_20_Text">quiz-image1.jpg</text:span>, <text:span text:style-name="Source_20_Text">quiz-image2.jpg</text:span>), <text:span text:style-name="Strong_20_Emphasis">OR</text:span> update the filenames in your <text:span text:style-name="Source_20_Text">quiz.html</text:span> file.</text:p>
            </text:list-item>
          </text:list>
        </text:list-item>
        <text:list-item>
          <text:p text:style-name="P1"><text:span text:style-name="Strong_20_Emphasis">Verify the images are displaying</text:span></text:p>
          <text:list>
            <text:list-item>
              <text:p text:style-name="P1">Open your browser and go to:</text:p>
              <text:p text:style-name="P2"><text:span text:style-name="Source_20_Text">http://localhost:3000/images/your-new-image.jpg</text:span></text:p>
            </text:list-item>
            <text:list-item>
              <text:p text:style-name="P1">If you get a "Cannot GET" error, restart the server (see step <text:span text:style-name="Strong_20_Emphasis">3</text:span> below).</text:p>
            </text:list-item>
          </text:list>
        </text:list-item>
      </text:list>
      <text:p text:style-name="Horizontal_20_Line"/>
      <text:h text:style-name="Heading_20_2" text:outline-level="2"><text:span text:style-name="Strong_20_Emphasis">2️⃣ Update Accepted Correct Answers</text:span></text:h>
      <text:h text:style-name="Heading_20_3" text:outline-level="3"><text:span text:style-name="Strong_20_Emphasis">Steps to Modify Correct Answers</text:span></text:h>
      <text:list text:style-name="L2">
        <text:list-item>
          <text:p text:style-name="P3">**Open **`` in VS Code.</text:p>
        </text:list-item>
        <text:list-item>
          <text:p text:style-name="P3"><text:span text:style-name="Strong_20_Emphasis">Find the section handling correct answers (inside `` route)</text:span>:</text:p>
          <text:p text:style-name="P4"><text:span text:style-name="Source_20_Text">const correctAnswers = ["cat", "kitty", "feline"]; // List of acceptable answers</text:span></text:p>
        </text:list-item>
        <text:list-item>
          <text:p text:style-name="P3"><text:span text:style-name="Strong_20_Emphasis">Edit the list of accepted answers</text:span></text:p>
          <text:list>
            <text:list-item>
              <text:p text:style-name="P3">Example: If this month's case is <text:span text:style-name="Strong_20_Emphasis">pneumothorax</text:span>, update it like this:</text:p>
              <text:p text:style-name="P4"><text:span text:style-name="Source_20_Text">const correctAnswers = ["pneumothorax", "collapsed lung", "ptx"];</text:span></text:p>
            </text:list-item>
          </text:list>
        </text:list-item>
        <text:list-item>
          <text:p text:style-name="P3"><text:span text:style-name="Strong_20_Emphasis">Save the file</text:span> and restart the server (see step <text:span text:style-name="Strong_20_Emphasis">3</text:span> below).</text:p>
        </text:list-item>
      </text:list>
      <text:p text:style-name="Horizontal_20_Line"/>
      <text:h text:style-name="Heading_20_2" text:outline-level="2"><text:soft-page-break/><text:span text:style-name="Strong_20_Emphasis">3️⃣ Restart the Server (Kill Nodes &amp; Restart)</text:span></text:h>
      <text:p text:style-name="Text_20_body">If your server crashes or gets stuck (e.g., "address already in use" error), do this:</text:p>
      <text:h text:style-name="Heading_20_3" text:outline-level="3"><text:span text:style-name="Strong_20_Emphasis">Steps to Restart the Server</text:span></text:h>
      <text:list text:style-name="L3">
        <text:list-item>
          <text:p text:style-name="P5"><text:span text:style-name="Strong_20_Emphasis">Check if a Node process is already running:</text:span></text:p>
          <text:p text:style-name="P6"><text:span text:style-name="Source_20_Text">lsof -i :3000</text:span></text:p>
          <text:list>
            <text:list-item>
              <text:p text:style-name="P5">If a process ID (PID) appears, you need to kill it.</text:p>
            </text:list-item>
          </text:list>
        </text:list-item>
        <text:list-item>
          <text:p text:style-name="P5"><text:span text:style-name="Strong_20_Emphasis">Kill the process using the PID (replace `` with the actual number):</text:span></text:p>
          <text:p text:style-name="P6"><text:span text:style-name="Source_20_Text">kill -9 &lt;PID&gt;</text:span></text:p>
          <text:list>
            <text:list-item>
              <text:p text:style-name="P5">OR, to kill all Node.js processes:</text:p>
              <text:p text:style-name="P6"><text:span text:style-name="Source_20_Text">killall node</text:span></text:p>
            </text:list-item>
          </text:list>
        </text:list-item>
        <text:list-item>
          <text:p text:style-name="P5"><text:span text:style-name="Strong_20_Emphasis">Restart the server</text:span></text:p>
          <text:p text:style-name="P6"><text:span text:style-name="Source_20_Text">node server.js</text:span></text:p>
        </text:list-item>
      </text:list>
      <text:p text:style-name="Horizontal_20_Line"/>
      <text:h text:style-name="Heading_20_2" text:outline-level="2"><text:span text:style-name="Strong_20_Emphasis">4️⃣ Reset the Leaderboard (Every Month)</text:span></text:h>
      <text:h text:style-name="Heading_20_3" text:outline-level="3"><text:span text:style-name="Strong_20_Emphasis">Steps to Clear the Leaderboard</text:span></text:h>
      <text:list text:style-name="L4">
        <text:list-item>
          <text:p text:style-name="P7"><text:span text:style-name="Strong_20_Emphasis">Open SQLite CLI</text:span></text:p>
          <text:p text:style-name="P8"><text:span text:style-name="Source_20_Text">sqlite3 quiz.db</text:span></text:p>
        </text:list-item>
        <text:list-item>
          <text:p text:style-name="P7"><text:span text:style-name="Strong_20_Emphasis">Delete all responses (reset scores but keep users)</text:span></text:p>
          <text:p text:style-name="P8"><text:span text:style-name="Source_20_Text">DELETE FROM responses;</text:span></text:p>
        </text:list-item>
        <text:list-item>
          <text:p text:style-name="P7"><text:span text:style-name="Strong_20_Emphasis">Verify that responses are cleared</text:span></text:p>
          <text:p text:style-name="P8"><text:span text:style-name="Source_20_Text">SELECT * FROM responses;</text:span></text:p>
          <text:list>
            <text:list-item>
              <text:p text:style-name="P7">If nothing appears, the leaderboard is successfully reset!</text:p>
            </text:list-item>
          </text:list>
        </text:list-item>
        <text:list-item>
          <text:p text:style-name="P7"><text:span text:style-name="Strong_20_Emphasis">Exit SQLite</text:span></text:p>
          <text:p text:style-name="P8"><text:span text:style-name="Source_20_Text">.exit</text:span></text:p>
        </text:list-item>
      </text:list>
      <text:p text:style-name="Horizontal_20_Line"/>
      <text:h text:style-name="Heading_20_2" text:outline-level="2"><text:span text:style-name="Strong_20_Emphasis">5️⃣ Deploy Updates to Heroku</text:span></text:h>
      <text:p text:style-name="Text_20_body">If you’ve made updates (like new correct answers), push them to Heroku:</text:p>
      <text:h text:style-name="Heading_20_3" text:outline-level="3"><text:soft-page-break/><text:span text:style-name="Strong_20_Emphasis">Steps to Push Updates</text:span></text:h>
      <text:list text:style-name="L5">
        <text:list-item>
          <text:p text:style-name="P9"><text:span text:style-name="Strong_20_Emphasis">Add your changes to Git</text:span></text:p>
          <text:p text:style-name="P10"><text:span text:style-name="Source_20_Text">git add .</text:span></text:p>
          <text:p text:style-name="P11"><text:span text:style-name="Source_20_Text">git commit -m "Updated quiz images and correct answers"</text:span></text:p>
        </text:list-item>
        <text:list-item>
          <text:p text:style-name="P9"><text:span text:style-name="Strong_20_Emphasis">Push the changes to GitHub</text:span></text:p>
          <text:p text:style-name="P11"><text:span text:style-name="Source_20_Text">git push origin main</text:span></text:p>
        </text:list-item>
        <text:list-item>
          <text:p text:style-name="P9"><text:span text:style-name="Strong_20_Emphasis">Deploy changes to Heroku</text:span></text:p>
          <text:p text:style-name="P11"><text:span text:style-name="Source_20_Text">git push heroku main</text:span></text:p>
        </text:list-item>
        <text:list-item>
          <text:p text:style-name="P9"><text:span text:style-name="Strong_20_Emphasis">Restart Heroku app (if needed)</text:span></text:p>
          <text:p text:style-name="P11"><text:span text:style-name="Source_20_Text">heroku restart</text:span></text:p>
        </text:list-item>
      </text:list>
      <text:p text:style-name="Horizontal_20_Line"/>
      <text:h text:style-name="Heading_20_2" text:outline-level="2"><text:span text:style-name="Strong_20_Emphasis">6️⃣ Additional Troubleshooting</text:span></text:h>
      <text:h text:style-name="Heading_20_3" text:outline-level="3"><text:span text:style-name="Strong_20_Emphasis">Check Server Logs (Local)</text:span></text:h>
      <text:p text:style-name="Text_20_body">If something breaks, check for errors:</text:p>
      <text:p text:style-name="P12"><text:span text:style-name="Source_20_Text">node server.js</text:span></text:p>
      <text:h text:style-name="Heading_20_3" text:outline-level="3"><text:span text:style-name="Strong_20_Emphasis">Check Heroku Logs</text:span></text:h>
      <text:p text:style-name="Text_20_body">If Heroku isn't working, check logs:</text:p>
      <text:p text:style-name="P12"><text:span text:style-name="Source_20_Text">heroku logs --tail</text:span></text:p>
      <text:h text:style-name="Heading_20_3" text:outline-level="3"><text:span text:style-name="Strong_20_Emphasis">Check if the Database Structure Matches</text:span></text:h>
      <text:p text:style-name="Text_20_body">If things act weird with scoring, ensure your database matches:</text:p>
      <text:p text:style-name="Preformatted_20_Text"><text:span text:style-name="Source_20_Text">sqlite3 quiz.db</text:span></text:p>
      <text:p text:style-name="P12"><text:span text:style-name="Source_20_Text">.schema</text:span></text:p>
      <text:p text:style-name="Text_20_body">It should match:</text:p>
      <text:p text:style-name="Preformatted_20_Text"><text:span text:style-name="Source_20_Text">CREATE TABLE users (</text:span></text:p>
      <text:p text:style-name="Preformatted_20_Text"><text:span text:style-name="Source_20_Text"><text:s text:c="2"/>id INTEGER PRIMARY KEY,</text:span></text:p>
      <text:p text:style-name="Preformatted_20_Text"><text:span text:style-name="Source_20_Text"><text:s text:c="2"/>copr_section TEXT,</text:span></text:p>
      <text:p text:style-name="Preformatted_20_Text"><text:span text:style-name="Source_20_Text"><text:s text:c="2"/>name TEXT,</text:span></text:p>
      <text:p text:style-name="Preformatted_20_Text"><text:span text:style-name="Source_20_Text"><text:s text:c="2"/>email TEXT,</text:span></text:p>
      <text:p text:style-name="Preformatted_20_Text"><text:span text:style-name="Source_20_Text"><text:s text:c="2"/>timestamp DATETIME DEFAULT CURRENT_TIMESTAMP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responses (</text:span></text:p>
      <text:p text:style-name="Preformatted_20_Text"><text:span text:style-name="Source_20_Text"><text:s text:c="2"/>id INTEGER PRIMARY KEY,</text:span></text:p>
      <text:p text:style-name="Preformatted_20_Text"><text:span text:style-name="Source_20_Text"><text:s text:c="2"/>guess TEXT,</text:span></text:p>
      <text:p text:style-name="Preformatted_20_Text"><text:soft-page-break/><text:span text:style-name="Source_20_Text"><text:s text:c="2"/>isCorrect BOOLEAN,</text:span></text:p>
      <text:p text:style-name="Preformatted_20_Text"><text:span text:style-name="Source_20_Text"><text:s text:c="2"/>copr_section TEXT,</text:span></text:p>
      <text:p text:style-name="Preformatted_20_Text"><text:span text:style-name="Source_20_Text"><text:s text:c="2"/>name TEXT,</text:span></text:p>
      <text:p text:style-name="Preformatted_20_Text"><text:span text:style-name="Source_20_Text"><text:s text:c="2"/>score INTEGER DEFAULT 0,</text:span></text:p>
      <text:p text:style-name="Preformatted_20_Text"><text:span text:style-name="Source_20_Text"><text:s text:c="2"/>suggestion TEXT,</text:span></text:p>
      <text:p text:style-name="Preformatted_20_Text"><text:span text:style-name="Source_20_Text"><text:s text:c="2"/>timestamp DATETIME DEFAULT CURRENT_TIMESTAMP</text:span></text:p>
      <text:p text:style-name="P12"><text:span text:style-name="Source_20_Text">);</text:span></text:p>
      <text:p text:style-name="Text_20_body">If it doesn’t match, we might need to <text:span text:style-name="Strong_20_Emphasis">drop &amp; recreate</text:span> the table.</text:p>
      <text:p text:style-name="Horizontal_20_Line"/>
      <text:h text:style-name="Heading_20_2" text:outline-level="2"><text:span text:style-name="Strong_20_Emphasis">🔹 Summary of Your Monthly Task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ask</text:p>
          </table:table-cell>
          <table:table-cell table:style-name="Table1.A1" office:value-type="string">
            <text:p text:style-name="Table_20_Heading">Command / A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. Replace Quiz Images</text:span></text:p>
          </table:table-cell>
          <table:table-cell table:style-name="Table1.A1" office:value-type="string">
            <text:p text:style-name="Table_20_Contents">Add new images to <text:span text:style-name="Source_20_Text">/public/imag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Update Correct Answers</text:span></text:p>
          </table:table-cell>
          <table:table-cell table:style-name="Table1.A1" office:value-type="string">
            <text:p text:style-name="Table_20_Contents">Edit <text:span text:style-name="Source_20_Text">const correctAnswers = [...]</text:span> in <text:span text:style-name="Source_20_Text">server.j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Restart Server (if needed)</text:span></text:p>
          </table:table-cell>
          <table:table-cell table:style-name="Table1.A1" office:value-type="string">
            <text:p text:style-name="Table_20_Contents"><text:span text:style-name="Source_20_Text">killall node</text:span> → <text:span text:style-name="Source_20_Text">node server.j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Reset Leaderboard</text:span></text:p>
          </table:table-cell>
          <table:table-cell table:style-name="Table1.A1" office:value-type="string">
            <text:p text:style-name="Table_20_Contents"><text:span text:style-name="Source_20_Text">sqlite3 quiz.db</text:span> → <text:span text:style-name="Source_20_Text">DELETE FROM responses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Deploy to Heroku</text:span></text:p>
          </table:table-cell>
          <table:table-cell table:style-name="Table1.A1" office:value-type="string">
            <text:p text:style-name="Table_20_Contents"><text:span text:style-name="Source_20_Text">git add .</text:span> → <text:span text:style-name="Source_20_Text">git commit -m "update"</text:span> → <text:span text:style-name="Source_20_Text">git push heroku mai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Check Logs if Errors</text:span></text:p>
          </table:table-cell>
          <table:table-cell table:style-name="Table1.A1" office:value-type="string">
            <text:p text:style-name="Table_20_Contents"><text:span text:style-name="Source_20_Text">node server.js</text:span> (local) / <text:span text:style-name="Source_20_Text">heroku logs --tail</text:span> (Heroku)</text:p>
          </table:table-cell>
        </table:table-row>
      </table:table>
      <text:p text:style-name="Horizontal_20_Line"/>
      <text:p text:style-name="Text_20_body">This guide <text:span text:style-name="Strong_20_Emphasis">covers everything you need to update your quiz smoothly every month!</text:span> 🚀 Let me know if you need anything simplified further! 🎯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8T09:29:00.127151000</meta:creation-date>
    <dc:date>2025-02-28T09:29:27.718892000</dc:date>
    <meta:editing-duration>PT27S</meta:editing-duration>
    <meta:editing-cycles>1</meta:editing-cycles>
    <meta:document-statistic meta:table-count="1" meta:image-count="0" meta:object-count="0" meta:page-count="4" meta:paragraph-count="103" meta:word-count="586" meta:character-count="3435" meta:non-whitespace-character-count="2959"/>
    <meta:generator>LibreOffice/25.2.0.3$MacOSX_AARCH64 LibreOffice_project/e1cf4a87eb02d755bce1a01209907ea5ddc8f069</meta:generator>
  </office:meta>
</office:document-meta>
</file>